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2_2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German<text:tab/><text:tab/><text:tab/><text:tab/><text:tab/></text:p>
      <text:p text:style-name="P5">Author of letter<text:tab/><text:tab/><text:tab/><text:tab/>Lo. Greenwald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March 3, 1891</text:p>
      <text:p text:style-name="P5">Month<text:tab/><text:tab/><text:tab/><text:tab/><text:tab/><text:tab/>March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Wilkes Barre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2">Wilkes Barre Mrz. 3 [1]891/</text:p>
      <text:p text:style-name="P2">Geehrter Herr Doctor!/</text:p>
      <text:p text:style-name="P3"><text:tab/>Ich erlaube mir hiermit/ Sie zu ersuchen, mich brieflich/ verst<text:span text:style-name="T2">ä</text:span><text:span text:style-name="T3">ndigen zu wollen, auf/ welcher Weise ich [?]/ zu einer j</text:span><text:span text:style-name="T2">ü</text:span><text:span text:style-name="T3">dischen Geschichte/ deren Historikern kommen/ k</text:span><text:span text:style-name="T2">ö</text:span><text:span text:style-name="T3">nnte./</text:span></text:p>
      <text:p text:style-name="P3"><text:span text:style-name="T3">F</text:span><text:span text:style-name="T2">ü</text:span><text:span text:style-name="T3">r die Erf</text:span><text:span text:style-name="T2">ü</text:span><text:span text:style-name="T3">llung meines/ Wunsches [?] voraus meinen/ innigsten dank fegend,/ verbleibe ich mit hochachtung/ Lo. Greenwald/ 22 Smiths Alley/ Wilkes Barre Pa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2T14:25:26.06</meta:creation-date>
    <meta:document-statistic meta:table-count="0" meta:image-count="0" meta:object-count="0" meta:page-count="2" meta:paragraph-count="64" meta:word-count="221" meta:character-count="1642"/>
    <dc:date>2011-11-22T14:36:58.41</dc:date>
    <dc:creator>Penn Libraries</dc:creator>
    <meta:editing-duration>PT00H11M32S</meta:editing-duration>
    <meta:editing-cycles>1</meta:editing-cycles>
    <meta:generator>OpenOffice.org/3.2$Win32 OpenOffice.org_project/320m12$Build-9483</meta:generator>
  </office:meta>
</office:document-meta>
</file>